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e0d34" officeooo:paragraph-rsid="000e0d34" style:font-size-asian="18pt" style:font-weight-asian="bold" style:font-size-complex="18pt" style:font-weight-complex="bold"/>
    </style:style>
    <style:style style:name="P2" style:family="paragraph" style:parent-style-name="Text_20_body">
      <style:text-properties officeooo:rsid="000e0d34"/>
    </style:style>
    <style:style style:name="P3"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rsid="000e0d34"/>
    </style:style>
    <style:style style:name="P4"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0e0d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ITERATURE REVIEW</text:p>
      <text:p text:style-name="P2"><text:span text:style-name="Strong_20_Emphasis"/></text:p>
      <text:p text:style-name="P3">The development of smart aquaculture systems has gained significant attention in recent years due to the increasing demand for efficient and sustainable fish farming practices. Traditional aquaculture methods rely heavily on manual monitoring, which is time-consuming, labor-intensive, and prone to human error. To address these limitations, researchers have explored the integration of Internet of Things (IoT), sensor networks, and artificial intelligence (AI) for automated monitoring and management of aquatic environments.</text:p>
      <text:p text:style-name="P4">Several studies have focused on IoT-based water quality monitoring systems that utilize sensors to measure parameters such as temperature, pH, turbidity, and dissolved oxygen. These systems typically use microcontrollers like Arduino or ESP-based modules to collect and transmit data to cloud platforms or local servers. Such approaches enable real-time monitoring and remote access, improving decision-making and reducing the risk of fish mortality due to unfavorable environmental conditions.</text:p>
      <text:p text:style-name="P4">In addition to sensor-based monitoring, computer vision techniques have been increasingly applied in aquaculture. Image processing methods using tools like OpenCV have been used to observe fish behavior, detect abnormalities, and estimate fish count. However, traditional image processing methods often lack accuracy and robustness in complex underwater environments.</text:p>
      <text:p text:style-name="P4">Recent advancements in deep learning have led to the adoption of object detection models such as YOLO (You Only Look Once) for real-time fish detection and tracking. YOLO-based systems provide high accuracy and speed, making them suitable for continuous monitoring applications. Researchers have demonstrated the effectiveness of YOLO models in detecting marine species, analyzing fish movement, and improving feeding strategies.</text:p>
      <text:p text:style-name="P4">Some modern systems combine IoT and AI technologies to create intelligent monitoring platforms. These systems integrate sensor data with visual data to provide a comprehensive understanding of aquaculture environments. Web-based dashboards and mobile applications are often used to visualize real-time data, enabling users to monitor conditions remotely.</text:p>
      <text:p text:style-name="P4">Despite these advancements, challenges such as system cost, real-time processing limitations, and integration complexity still exist. Many existing systems either focus only on water quality monitoring or only on fish detection, lacking a unified solution.</text:p>
      <text:p text:style-name="P4">According to Sameerchand Pudaruth et al. (2021), the identification of fish species remains a significant challenge for the general public, as it often requires access to expert knowledge. To address this issue, the authors developed a smartphone-based application, <text:span text:style-name="Emphasis">SuperFish</text:span>, aimed at identifying fish species commonly found in the lagoons, coastal regions, estuaries, and outer reef zones of Mauritius. The study utilized a dataset comprising 1,520 images representing 38 different fish species, with 80% of the data allocated for training, 10% for validation, and the remaining 10% for testing.</text:p>
      <text:p text:style-name="P4">The methodology involved several image preprocessing steps, including grayscale conversion and the application of Gaussian blur to reduce noise. A thresholding technique was then used to <text:soft-page-break/>separate the fish from the background, enabling contour detection and feature extraction. Multiple machine learning algorithms such as k-Nearest Neighbors (kNN), Support Vector Machines (SVM), decision trees, random forests, and neural networks were evaluated to determine the most effective classifier. The results indicated that the kNN algorithm achieved an accuracy of 96%, while a deep learning model implemented using the TensorFlow framework achieved a higher accuracy of 98%.</text:p>
      <text:p text:style-name="P4">The findings demonstrate that both traditional machine learning and deep learning approaches can be effectively used for fish species recognition. However, the study highlights certain limitations, including challenges related to partial occlusions and variations in fish pose. The authors suggest that future work should focus on expanding the dataset and employing more advanced deep learning architectures to improve robustness and accuracy.</text:p>
      <text:p text:style-name="P4">According to Catarina N. S. Silva et al. (2022), the increasing use of citizen science platforms, social media, and smartphone applications has led to the generation of large volumes of georeferenced fish images. This development presents significant opportunities for biodiversity and ecological research, particularly in the domain of recreational and small-scale fisheries, which are often considered data-deficient despite their ecological and societal importance. The authors emphasize that artificial intelligence (AI) and computer vision technologies can play a crucial role in automating the analysis of such data by enabling fish species identification and size estimation.</text:p>
      <text:p text:style-name="P4">The study proposes a scalable and open-source framework designed to facilitate the storage, handling, annotation, and automatic classification of large-scale image datasets. The framework is built using the TensorFlow Lite Model Maker library and incorporates techniques such as data augmentation and transfer learning applied to various convolutional neural network (CNN) models. The methodology focuses on providing a cost-effective and user-friendly solution that reduces the need for extensive programming expertise, thereby making AI tools more accessible to researchers and practitioners in the fisheries sector.</text:p>
      <text:p text:style-name="P4">To demonstrate the effectiveness of the proposed system, the authors applied the framework to a sample dataset of fish images collected through a recreational fishing smartphone application. The results indicate that the framework is capable of supporting region-specific fish species identification models, which can be further extended into hierarchical classification systems for broader applications.</text:p>
      <text:p text:style-name="P4">However, the study highlights several limitations, including the current focus of many AI-based fisheries applications on commercial sectors and specific species, as well as the lack of publicly available and generalized tools. Additionally, the effectiveness of the system depends on the quality and diversity of the dataset. The authors suggest that future research should focus on expanding datasets and improving model generalization to support large-scale ecological monitoring and fisheries management.</text:p>
      <text:p text:style-name="P4">According to John Michael De Jesus et al. (2019), most digital image processing techniques for fish counting are effective only under clear water conditions, limiting their applicability in real-world aquaculture environments. The study investigates the relationship between water turbidity and the accuracy of fish counting using computer vision techniques. The proposed system utilizes OpenCV-<text:soft-page-break/>based video analysis algorithms to estimate fish population in fish pens, specifically targeting Nile Tilapia (<text:span text:style-name="Emphasis">Oreochromis niloticus</text:span>), for applications in small-scale fisheries and monitoring by the Bureau of Fisheries and Aquatic Resources (BFAR) in the Philippines.</text:p>
      <text:p text:style-name="P4">The methodology involved deploying the system in an actual aquaculture setting located in Los Baños, Laguna, where calibration and testing were conducted over a period from December 2018 to March 2019. The system performed fish detection and counting from video data under varying turbidity conditions, enabling a comparative analysis with manual counting methods. The results indicated that there was no significant difference between the automated system and manual counting, demonstrating the reliability and effectiveness of the proposed approach.</text:p>
      <text:p text:style-name="P4">However, the study acknowledges limitations related to varying water clarity, which can still impact detection accuracy. Despite this, the system proves to be a viable alternative to manual counting, offering a more efficient and scalable solution for fish monitoring and data acquisition in aquaculture environments.</text:p>
      <text:p text:style-name="P4">According to Siti Nurulain Mohd Rum et al. (2021), underwater image processing plays a crucial role in fish species identification, which is important for biologists, researchers, fishermen, and educational purposes. The study highlights that Malaysia alone has over 200 species of freshwater fish, creating a need for efficient and automated identification systems. While previous research has focused mainly on saltwater species and specific user groups, this work aims to address the gap by developing a system for freshwater fish identification.</text:p>
      <text:p text:style-name="P4">The authors proposed a prototype system named <text:span text:style-name="Emphasis">FishDeTec</text:span>, which utilizes image processing techniques for detecting and classifying freshwater fish species found in Malaysia. The methodology is based on a deep learning approach using the VGG16 convolutional neural network (CNN), a well-established model for large-scale image classification tasks. The system processes fish images and extracts relevant features to perform accurate classification.</text:p>
      <text:p text:style-name="P4">The experimental results demonstrate that the proposed model achieves promising performance in identifying fish species, indicating the effectiveness of deep learning-based approaches in underwater image analysis. However, the study is limited by the scope of the dataset and the focus on specific regional species. The authors suggest that future improvements could include expanding the dataset and enhancing the model to handle more diverse environmental conditions and species variations.</text:p>
      <text:p text:style-name="P4">According to Pradnya Narvekar et al. (2022), underwater camera systems are widely used in marine ecology for monitoring aquatic species; however, the large volume of data generated requires efficient automated processing techniques. The study addresses the challenges of fish species classification in natural environments, where factors such as noise, illumination variation, and complex backgrounds significantly affect detection accuracy.</text:p>
      <text:p text:style-name="P4">The authors proposed a two-step deep learning approach for fish detection and classification without the need for pre-filtering. The methodology utilizes transfer learning to overcome the limitation of small training datasets. Initially, the detection model is trained using the ImageNet dataset, followed <text:soft-page-break/>by training the classification model using the Fish4Knowledge dataset. Both models are then fine-tuned using images of temperate fish species. The pre-trained weights are leveraged to improve model performance during post-training.</text:p>
      <text:p text:style-name="P4">The results demonstrate that the proposed approach achieves a high accuracy of 99.27% during pre-training. In post-training, the precision values obtained were 83.68% and 87.74% with and without image augmentation, respectively, indicating that the model performs effectively under real-world conditions. However, the study is limited by dataset size and environmental variability, which can impact performance. The authors suggest that increasing the dataset size and diversity would further enhance the robustness and accuracy of the system.</text:p>
      <text:p text:style-name="P4">According to Sonali Guhe et al. (2023), computer vision techniques have been increasingly applied for fish detection using underwater imagery. The study proposes a fish detection system developed using Python and the OpenCV library, focusing on detecting fish in aquatic environments through image processing methods.</text:p>
      <text:p text:style-name="P4">The methodology involves several key steps, including image filtering to reduce noise, segmentation to isolate fish from the background, and feature extraction to identify relevant characteristics for detection. These techniques enable the system to process underwater images and detect the presence of fish effectively.</text:p>
      <text:p text:style-name="P4">The results demonstrate that computer vision-based approaches have significant potential for fish detection in real-world aquatic environments. However, the study is limited by the reliance on traditional image processing techniques, which may not perform well under complex conditions such as poor visibility, varying lighting, and occlusions. The authors suggest that integrating advanced methods such as deep learning could further improve detection accuracy and system robustness.</text:p>
      <text:p text:style-name="P4">According to Manikandan L R et al. (2021), deep learning techniques have been effectively applied for fish detection and recognition in underwater environments. The study proposes a system based on Region-based Convolutional Neural Networks (R-CNN) combined with OpenCV tools to detect and classify fish species from images captured in natural lake environments.</text:p>
      <text:p text:style-name="P4">The methodology utilizes the selective search algorithm to generate region proposals, from which the top candidate regions are passed to a convolutional neural network for classification. Fish images are first acquired using a custom-built image acquisition system, followed by preprocessing and labeling before being used for training the R-CNN model. In addition to detection, the system also performs image segmentation to extract morphological features of fish, which can be useful for ecological analysis.</text:p>
      <text:p text:style-name="P4">The results indicate that the proposed system achieves an accuracy of approximately 85% in fish detection and recognition tasks. This demonstrates the effectiveness of deep learning approaches in handling complex underwater environments. However, the study is limited by moderate accuracy and potential challenges such as computational complexity and sensitivity to environmental variations. The authors suggest that further improvements can be achieved by using larger datasets and more advanced deep learning architectures to enhance detection performance and reliability.</text:p>
      <text:p text:style-name="P4"><text:soft-page-break/>According to Ian C. Navotas et al. (2018), the increasing demand for fish due to its high nutritional value necessitates accurate methods for assessing fish freshness, as manual evaluation by non-experts can lead to incorrect judgments and potential health risks. The study proposes an Android-based application that automatically identifies commonly consumed fish species in the Philippines, such as milkfish, round scad, and tilapia, while also determining their freshness levels.</text:p>
      <text:p text:style-name="P4">The methodology employs image processing techniques combined with an artificial neural network to analyze visual features of fish, specifically focusing on the RGB values of the eyes and gills. The system classifies freshness into five levels, ranging from stale to fresh, and estimates the remaining shelf life. The model is trained using a feedforward neural network with a dataset comprising 30 fish samples per species, generating approximately 800 images each for the eyes and gills through iterative learning.</text:p>
      <text:p text:style-name="P4">The results demonstrate that the proposed system achieves acceptable performance in both fish identification and freshness classification tasks. However, the study is limited by the relatively small dataset and the focus on only a few species. The authors suggest that expanding the dataset and incorporating more advanced learning techniques could improve the accuracy and generalization of the system.</text:p>
      <text:p text:style-name="P4">According to Faizan Farooq Khan et al. (2023), aquatic biodiversity is increasingly threatened by factors such as overfishing, climate change, and coastal development, necessitating the development of automated monitoring systems for effective conservation. However, the advancement of such systems is hindered by the lack of large-scale, diverse datasets that can support accurate species recognition and ecological analysis.</text:p>
      <text:p text:style-name="P4">To address this limitation, the authors introduced <text:span text:style-name="Emphasis">FishNet</text:span>, a large-scale dataset comprising 94,532 images representing 17,357 aquatic species, organized according to biological taxonomy including order, family, genus, and species. The dataset is designed to support multiple tasks such as fish classification, detection, and functional trait prediction. In addition, the study establishes three benchmark tasks aligned with ecological research needs to facilitate the development and evaluation of machine learning models.</text:p>
      <text:p text:style-name="P4">The methodology emphasizes creating a comprehensive and structured dataset that can be used with deep learning techniques to improve species recognition and ecological understanding. The results suggest that such a large-scale dataset significantly enhances the potential for developing generalized and accurate aquatic monitoring systems.</text:p>
      <text:p text:style-name="P4">However, the study is primarily focused on dataset development rather than deployment in real-time systems. The effectiveness of models trained on this dataset depends on proper implementation and computational resources. The authors suggest that the availability of FishNet will promote further research and enable the creation of more robust and scalable solutions for aquatic ecosystem monitoring and biodiversity conservation.</text:p>
      <text:p text:style-name="P4">According to Sameerchand Pudaruth et al. (2021), identifying fish species is a challenging task for the general public due to the need for specialized knowledge. To address this issue, the study <text:soft-page-break/>presents a smartphone-based application designed to identify fish species commonly found in the coastal and lagoon regions of Mauritius. The dataset used in the study consists of 1,520 images representing 38 fish species, with standard data splitting into training, validation, and testing sets.</text:p>
      <text:p text:style-name="P4">The methodology involves multiple image preprocessing steps, including grayscale conversion and Gaussian blur for noise reduction, followed by thresholding to separate fish from the background. Contour detection is then applied to extract features, which are used for classification. Various machine learning algorithms such as k-Nearest Neighbors (kNN), Support Vector Machines (SVM), decision trees, random forests, and neural networks were evaluated. Among these, the kNN algorithm achieved an accuracy of 96%. Additionally, a deep learning model implemented using the TensorFlow framework achieved a higher accuracy of 98%.</text:p>
      <text:p text:style-name="P4">The results demonstrate the effectiveness of combining traditional image processing techniques with machine learning and deep learning approaches for fish species identification. However, the study is limited by dataset size and challenges such as partial occlusion and pose variation. The authors suggest that future work should focus on expanding the dataset and employing more advanced deep learning models to improve robustness and accuracy.</text:p>
      <text:p text:style-name="P4">According to Thi Thu Em Vo et al. (2021), smart aquaculture has emerged as a key trend in modern aquaculture, focusing on automation, intelligence, and sustainability. The study highlights how advanced technologies, particularly machine learning and computer vision, have significantly contributed to improving aquaculture practices by reducing labor requirements, increasing production efficiency, and minimizing environmental impact.</text:p>
      <text:p text:style-name="P4">The paper presents a comprehensive review of approximately 100 research articles published over the past decade, focusing on the application of machine learning in aquaculture. The methodologies discussed include various AI-based approaches for tasks such as fish size and weight estimation, grading, disease detection, and species classification. The study emphasizes that machine learning models are capable of learning patterns from large datasets, enabling more accurate and efficient monitoring systems.</text:p>
      <text:p text:style-name="P4">The findings suggest that integrating intelligent technologies into aquaculture systems enhances productivity and supports sustainable development. However, the study also identifies challenges such as the need for large datasets, high computational requirements, and the complexity of implementing these technologies in real-world environments. The authors recommend further research in developing cost-effective, scalable, and user-friendly smart aquaculture systems that can be widely adopted.</text:p>
      <text:p text:style-name="P4">According to Priyanshi Singh et al. (2025), smart aquaculture integrates advanced technologies such as artificial intelligence (AI), machine learning, Internet of Things (IoT), and data analytics to overcome the limitations of traditional fish farming and promote sustainable practices. The study highlights key challenges in conventional aquaculture, including water quality management, disease detection, feed optimization, and high labor dependency.</text:p>
      <text:p text:style-name="P4">The methodology discussed involves the use of sensor networks, automation systems, computer vision techniques, and blockchain technology to enable real-time monitoring, predictive analytics, and <text:soft-page-break/>transparent supply chain management. Technologies such as Recirculatory Aquaculture Systems (RAS), smart sensors, and automated feeding mechanisms are emphasized as critical components in improving efficiency and fish health.</text:p>
      <text:p text:style-name="P4">The findings indicate that smart aquaculture systems significantly enhance productivity, optimize resource utilization, and reduce environmental impact. Furthermore, the study envisions future intelligent fish farms that can operate with minimal human intervention. However, limitations such as high implementation costs, technical complexity, and the requirement for skilled personnel are identified. The authors suggest that overcoming these challenges will be essential for the widespread adoption of smart aquaculture and for meeting the increasing global demand for seafood in a sustainable manner.</text:p>
      <text:p text:style-name="P4">According to Abdul Azeem et al. (2024), the Internet of Things (IoT) has significantly transformed various industries, including aquaculture, by enabling intelligent monitoring and automation. The study focuses on addressing key challenges in aquaculture such as water quality management and disease prevention, which require continuous monitoring and timely intervention.</text:p>
      <text:p text:style-name="P4">The proposed system integrates multiple sensors, including water level, temperature, and pH sensors, connected to an Arduino Uno R3 microcontroller along with an ESP8266 Wi-Fi module. The methodology involves real-time data acquisition and transmission to the ThingSpeak IoT platform, allowing remote monitoring through web and mobile interfaces. Additionally, the system incorporates automation by controlling a DC water pump based on sensor readings, ensuring optimal water conditions without manual intervention.</text:p>
      <text:p text:style-name="P4">The results indicate that the system provides an efficient and cost-effective solution for real-time monitoring and management of aquaculture environments. However, the study is limited by its reliance on stable internet connectivity and basic sensor parameters, which may not fully capture complex environmental conditions. The authors suggest that future improvements could include the integration of additional sensors and advanced analytics to enhance system performance and scalability.</text:p>
      <text:p text:style-name="P4">According to Zhuhua Hu et al. (2020), aquaculture plays a vital role in the agricultural economy, but traditional practices often rely on subjective experience, leading to inefficiencies and potential risks. The study emphasizes that maintaining optimal water quality is critical for ensuring productivity and sustainability in aquaculture systems. With advancements in technology, smart aquaculture has emerged as a solution to enable intelligent monitoring and management of aquatic environments.</text:p>
      <text:p text:style-name="P4">The paper provides a comprehensive review of research conducted over the past two decades, focusing on four key areas: water quality data acquisition and preprocessing, prediction of water quality parameters, analysis of fish morphological characteristics, and recognition of fish behavioral patterns. The methodology discussed includes the use of sensor-based systems, data-driven models, and machine learning algorithms to monitor and predict environmental changes, as well as to analyze fish behavior for indirect assessment of water quality.</text:p>
      <text:p text:style-name="P4"><text:soft-page-break/>The findings highlight that integrating environmental monitoring with fish behavior analysis can significantly improve aquaculture management by enabling real-time prediction, warning, and risk control. However, the study also identifies limitations such as the complexity of modeling interactions between water quality and fish behavior, and the need for more accurate and scalable algorithms. The authors suggest that future research should focus on developing integrated, intelligent systems that combine multiple data sources to enhance the efficiency, sustainability, and ecological balance of aquaculture systems.</text:p>
      <text:p text:style-name="P4">According to Ritish Biswas et al., water quality monitoring is essential for ensuring healthy fish growth and preventing critical conditions in aquaculture systems. The study emphasizes that key parameters such as temperature, dissolved oxygen, and pH significantly influence fish health, feeding efficiency, growth rate, and overall productivity. Poor or fluctuating environmental conditions can lead to stress and disease outbreaks in fish populations.</text:p>
      <text:p text:style-name="P4">The proposed system is an IoT-based smart aquaculture monitoring solution that integrates sensors to continuously monitor water quality parameters. The methodology involves real-time data collection and control mechanisms, including an automated feeding system that replaces traditional manual feeding practices. The system is designed to be controlled through an Android application, enabling remote operation and improved management efficiency.</text:p>
      <text:p text:style-name="P4">The results indicate that the system enhances monitoring accuracy and reduces manual effort, contributing to better fish health and productivity. However, the study is limited by its focus on a few environmental parameters and basic automation features. The authors suggest that future improvements could include the integration of additional sensors and advanced analytics to provide a more comprehensive and intelligent aquaculture management system.</text:p>
      <text:p text:style-name="P4">According to Prathiba P et al. (2019), aquaculture remains a technologically underdeveloped sector compared to other domains such as agriculture, leading to challenges like delayed response in water quality management, resource wastage, and production losses. The study proposes a smart aquaculture system based on wireless sensor networks and Internet of Things (IoT) technologies to address these issues.</text:p>
      <text:p text:style-name="P4">The methodology involves deploying distributed sensors to monitor key water quality parameters in real time. The system integrates multiple functionalities, including automatic fish feeding, water cleaning processes triggered by pH fluctuations, and fish mortality detection. Data collected from the sensors is transmitted through IoT platforms, enabling remote monitoring and information sharing across different stakeholders and organizations.</text:p>
      <text:p text:style-name="P4">The results indicate that the system improves the efficiency of aquaculture management by enabling timely interventions, optimizing resource utilization, and enhancing the overall living conditions of aquatic organisms. However, the study is limited by implementation complexity and dependency on network infrastructure. The authors suggest that further development should focus on improving system scalability, reliability, and integration with advanced data analytics for better decision-making.</text:p>
      <text:p text:style-name="P4"><text:soft-page-break/></text:p>
      <text:p text:style-name="P4">According to Rishika M S, aquaculture plays a crucial role in ensuring global food security by providing protein-rich nutrition, supporting livelihoods, and maintaining ecosystem sustainability. However, increasing anthropogenic activities and greenhouse gas emissions pose significant threats to aquaculture systems, necessitating the adoption of advanced technological solutions.</text:p>
      <text:p text:style-name="P4">The study introduces the concept of Climate-Smart Aquaculture, which focuses on integrating innovative technologies and sustainable practices to enhance resilience against climate change. The methodology highlights the use of advanced systems such as Recirculatory Aquaculture Systems (RAS), Integrated Multi-Trophic Aquaculture (IMTA), and artificial intelligence-based monitoring for efficient farm management. These approaches enable real-time monitoring, improved resource utilization, and adaptation to changing environmental conditions.</text:p>
      <text:p text:style-name="P4">The findings suggest that climate-smart aquaculture promotes three primary objectives: increasing production and revenue, adapting to climate change, and mitigating its impacts. However, challenges such as high implementation costs, technological complexity, and the need for skilled expertise limit widespread adoption. The study emphasizes that further research and development are required to make these technologies more accessible and scalable for sustainable aquaculture development.</text:p>
      <text:p text:style-name="P4">According to Ashutosh Danve et al., smart automation has become a significant trend in aquaculture due to advancements in science and technology, enabling intelligent and data-driven farming practices. The study highlights that smart aquaculture systems can perform real-time monitoring, prediction, warning, and risk control of environmental parameters, while also analyzing fish behavior to infer ecological changes within aquaculture systems.</text:p>
      <text:p text:style-name="P4">The methodology focuses on the integration of advanced technologies such as artificial intelligence, Internet of Things (IoT), robotics, edge computing, 5G communication, and vision-based systems. These technologies support automated feeding, water quality management, fish health assessment, and harvesting processes. In particular, robotic systems equipped with vision sensors can identify, sort, and harvest fish efficiently, reducing manual labor and improving operational accuracy. Additionally, automated data collection and analysis systems enable better decision-making and optimization of aquaculture processes.</text:p>
      <text:p text:style-name="P4">The findings indicate that smart automation significantly enhances productivity, reduces labor dependency, and promotes sustainable aquaculture practices. However, the study also identifies limitations such as high initial investment costs, technical complexity, potential job displacement, and ethical concerns related to animal welfare and environmental impact. The authors suggest that further development and adoption of these technologies are necessary to achieve efficient, sustainable, and economically viable aquaculture systems.</text:p>
      <text:p text:style-name="P4">According to S. Archana et al. (2025), digital transformation is significantly reshaping fisheries and aquaculture through the integration of Internet of Things (IoT), advanced sensor systems, and artificial intelligence (AI)-driven analytics. The study highlights that smart fishing technologies enable <text:soft-page-break/>real-time environmental monitoring, precision aquaculture, automated catch analysis, and data-driven decision-making in fisheries management.</text:p>
      <text:p text:style-name="P4">The methodology discussed involves the use of IoT networks incorporating physicochemical sensors, optical and acoustic systems, electronic monitoring cameras, and satellite data streams. These systems collect large-scale data, which is then analyzed using machine learning algorithms to optimize fishing operations, detect bycatch, monitor vessel compliance, and predict aquaculture system health.</text:p>
      <text:p text:style-name="P4">The findings indicate that the integration of IoT and AI enhances efficiency, sustainability, and governance in modern fisheries. However, the study identifies several challenges, including data interoperability issues, infrastructure limitations, ethical concerns, and policy gaps. The authors suggest that future research should focus on overcoming these barriers to achieve effective digital transformation and sustainable development in global fisheries through “blue digitalization.”</text:p>
      <text:p text:style-name="P4">According to Yanbo Wang et al., smart fishing rod systems incorporating vibration sensors represent an innovative advancement in angling technology. The study focuses on the use of piezoelectric-based vibration sensors integrated with flex sensors and Bluetooth communication to detect fish bites in real time and enhance the fishing experience.</text:p>
      <text:p text:style-name="P4">The methodology involves embedding sensors within the fishing rod to capture subtle vibrations caused by fish activity. These sensors are capable of distinguishing between actual fish bites and external disturbances, thereby reducing false alarms. The system allows calibration of sensitivity and detection range to adapt to different fishing conditions. Data from the sensors is transmitted via Bluetooth to connected devices, enabling real-time monitoring and feedback for the user.</text:p>
      <text:p text:style-name="P4">The findings indicate that such smart systems significantly improve bite detection accuracy and increase catch efficiency for both novice and experienced anglers. However, the study is limited by its focus on individual fishing applications rather than large-scale aquaculture systems. The authors suggest that future advancements could further enhance sensor precision and integration with more advanced monitoring technologies for broader application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2eccd1" officeooo:paragraph-rsid="002eccd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3T15:06:52.967976392</meta:creation-date>
    <meta:generator>LibreOffice/26.2.0.3$Linux_X86_64 LibreOffice_project/620$Build-3</meta:generator>
    <dc:date>2026-04-15T12:27:08.528279761</dc:date>
    <meta:editing-duration>PT2H6M39S</meta:editing-duration>
    <meta:editing-cycles>23</meta:editing-cycles>
    <meta:document-statistic meta:table-count="0" meta:image-count="0" meta:object-count="0" meta:page-count="10" meta:paragraph-count="69" meta:word-count="4367" meta:character-count="32436" meta:non-whitespace-character-count="28138"/>
  </office:meta>
</office:document-meta>
</file>